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feff" officeooo:paragraph-rsid="0000feff"/>
    </style:style>
    <style:style style:name="P2" style:family="paragraph" style:parent-style-name="Standard">
      <style:text-properties officeooo:rsid="00023c2d" officeooo:paragraph-rsid="00023c2d"/>
    </style:style>
    <style:style style:name="P3" style:family="paragraph" style:parent-style-name="Standard">
      <style:text-properties officeooo:rsid="000409f3" officeooo:paragraph-rsid="000409f3"/>
    </style:style>
    <style:style style:name="P4" style:family="paragraph" style:parent-style-name="Standard">
      <style:text-properties officeooo:rsid="000594d5" officeooo:paragraph-rsid="000594d5"/>
    </style:style>
    <style:style style:name="P5" style:family="paragraph" style:parent-style-name="Standard">
      <style:text-properties fo:font-style="normal" officeooo:rsid="00023c2d" officeooo:paragraph-rsid="00023c2d" style:font-style-asian="normal" style:font-style-complex="normal"/>
    </style:style>
    <style:style style:name="P6" style:family="paragraph" style:parent-style-name="Standard">
      <style:text-properties fo:font-style="normal" officeooo:rsid="000409f3" officeooo:paragraph-rsid="000409f3" style:font-style-asian="normal" style:font-style-complex="normal"/>
    </style:style>
    <style:style style:name="P7" style:family="paragraph" style:parent-style-name="Standard">
      <style:text-properties fo:font-style="normal" style:text-underline-style="none" fo:font-weight="normal" officeooo:rsid="000594d5" officeooo:paragraph-rsid="000594d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91b9a" officeooo:paragraph-rsid="00091b9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e6dad" officeooo:paragraph-rsid="000e6dad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style:text-underline-style="none" fo:font-weight="normal" officeooo:rsid="000e6dad" officeooo:paragraph-rsid="000e6da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f1925" officeooo:paragraph-rsid="000f192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70be7" officeooo:paragraph-rsid="00170be7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style:text-underline-style="none" fo:font-weight="normal" officeooo:rsid="00170be7" officeooo:paragraph-rsid="00170be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83aab" officeooo:paragraph-rsid="00183aab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text-properties fo:font-style="normal" style:text-underline-style="none" fo:font-weight="normal" officeooo:rsid="00195bb8" officeooo:paragraph-rsid="00195bb8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style:text-underline-style="none" fo:font-weight="normal" officeooo:rsid="0019a80c" officeooo:paragraph-rsid="0019a80c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style:text-underline-style="none" fo:font-weight="normal" officeooo:rsid="0019a80c" officeooo:paragraph-rsid="001adae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9a80c" officeooo:paragraph-rsid="001adae8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style:text-underline-style="none" fo:font-weight="normal" officeooo:rsid="001adae8" officeooo:paragraph-rsid="001adae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adae8" officeooo:paragraph-rsid="001adae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b31d9" officeooo:paragraph-rsid="001b31d9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text-properties fo:font-style="normal" style:text-underline-style="none" fo:font-weight="normal" officeooo:rsid="001b31d9" officeooo:paragraph-rsid="001b31d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bold" officeooo:rsid="000b0f37" officeooo:paragraph-rsid="000b0f37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bold" officeooo:rsid="000c1807" officeooo:paragraph-rsid="000c1807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none" fo:font-weight="bold" officeooo:rsid="000e6dad" officeooo:paragraph-rsid="000e6da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none" fo:font-weight="bold" officeooo:rsid="00195bb8" officeooo:paragraph-rsid="00195bb8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italic" style:text-underline-style="none" fo:font-weight="bold" officeooo:rsid="000fbc35" officeooo:paragraph-rsid="000fbc35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style:text-underline-style="none" fo:font-weight="bold" officeooo:rsid="0011b6f2" officeooo:paragraph-rsid="0011b6f2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style:text-underline-style="none" fo:font-weight="bold" officeooo:rsid="00135afa" officeooo:paragraph-rsid="00135afa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style:text-underline-style="none" fo:font-weight="bold" officeooo:rsid="00140e97" officeooo:paragraph-rsid="00135afa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style:text-underline-style="none" fo:font-weight="bold" officeooo:rsid="00140e97" officeooo:paragraph-rsid="00140e97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style:text-underline-style="none" fo:font-weight="bold" officeooo:rsid="00145091" officeooo:paragraph-rsid="00145091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style:text-underline-style="none" fo:font-weight="bold" officeooo:rsid="00170be7" officeooo:paragraph-rsid="00170be7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09f3" style:font-style-asian="italic" style:font-style-complex="italic"/>
    </style:style>
    <style:style style:name="T3" style:family="text">
      <style:text-properties fo:font-style="italic" officeooo:rsid="001adae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409f3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dae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9d4e2"/>
    </style:style>
    <style:style style:name="T17" style:family="text">
      <style:text-properties officeooo:rsid="001adae8"/>
    </style:style>
    <style:style style:name="T18" style:family="text">
      <style:text-properties fo:color="#ce18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ticas desleais de comércio → <text:span text:style-name="T2">dumping</text:span><text:span text:style-name="T6"> e subsídios</text:span><text:span text:style-name="T5">.</text:span></text:p>
      <text:p text:style-name="P5"/>
      <text:p text:style-name="P3"><text:span text:style-name="T5">Medidas de defesa comercial → medidas </text:span><text:span text:style-name="T1">antidumping</text:span><text:span text:style-name="T5">, medidas compensatórias e medidas de salvaguarda.</text:span></text:p>
      <text:p text:style-name="P6"/>
      <text:p text:style-name="P4"><text:span text:style-name="T5">Medida </text:span><text:span text:style-name="T1">antidumping</text:span><text:span text:style-name="T5"> → defesa comercial contra o </text:span><text:span text:style-name="T4">dumping</text:span><text:span text:style-name="T5"> </text:span><text:span text:style-name="T7">que cause dano</text:span><text:span text:style-name="T9">.</text:span></text:p>
      <text:p text:style-name="P4"><text:span text:style-name="T9">Medida compensatória → defesa comercial contra </text:span><text:span text:style-name="T10">subsídios </text:span><text:span text:style-name="T7">que causem dano</text:span><text:span text:style-name="T9">.</text:span></text:p>
      <text:p text:style-name="P4"><text:span text:style-name="T9">Medida de salvaguarda → defesa comercial contra </text:span><text:span text:style-name="T10">surto de importações</text:span><text:span text:style-name="T11"> </text:span><text:span text:style-name="T8">que cause dano grave</text:span><text:span text:style-name="T11">.</text:span></text:p>
      <text:p text:style-name="P7"/>
      <text:p text:style-name="P8">Medidas <text:span text:style-name="T1">antidumping</text:span> e medidas compensatórias são <text:span text:style-name="T13">seletivas em razão da origem</text:span>, pois são defesas contra práticas desleais de comércio.</text:p>
      <text:p text:style-name="P8"/>
      <text:p text:style-name="P8">Medidas <text:span text:style-name="T1">antidumping</text:span> são aplicadas <text:span text:style-name="T13">contra empresas</text:span> estrangeiras, mesmo nos casos onde se aplica uma medida <text:span text:style-name="T1">antidumping</text:span> contra uma determinada origem.</text:p>
      <text:p text:style-name="P8"/>
      <text:p text:style-name="P8">Medidas de salvaguarda são <text:span text:style-name="T13">não seletivas</text:span>: incidem sobre <text:span text:style-name="T13">todas</text:span> as importações de um determinado produto, <text:span text:style-name="T16">independentemente da origem.</text:span></text:p>
      <text:p text:style-name="P8"/>
      <text:p text:style-name="P23">Sistema de defesa comercial brasileiro<text:span text:style-name="T15">: DECOM+CAMEX.</text:span></text:p>
      <text:p text:style-name="P24"><text:span text:style-name="T15">DECOM: propor abertura de investigação. Ao final da investigação, </text:span>propor<text:span text:style-name="T15"> à CAMEX aplicação de medidas de defesa comercial.</text:span></text:p>
      <text:p text:style-name="P24"><text:span text:style-name="T15">CAMEX: fixar medidas de defesa comercial, definitivas ou provisórias.</text:span></text:p>
      <text:p text:style-name="P24"><text:span text:style-name="T15"/></text:p>
      <text:p text:style-name="P25">Encerramento da investigação<text:span text:style-name="T15">:</text:span></text:p>
      <text:list xml:id="list2041896147" text:style-name="L1">
        <text:list-item>
          <text:p text:style-name="P10">se <text:span text:style-name="T13">com</text:span> aplicação de medida de defesa: competência da <text:span text:style-name="T13">CAMEX</text:span>;</text:p>
        </text:list-item>
        <text:list-item>
          <text:p text:style-name="P10">se <text:span text:style-name="T13">sem</text:span> aplicação de medida de defesa: competência da <text:span text:style-name="T13">SECEX</text:span>.</text:p>
        </text:list-item>
      </text:list>
      <text:p text:style-name="P9"/>
      <text:p text:style-name="P9">A <text:span text:style-name="T13">RFB</text:span> tem competência pelo <text:span text:style-name="T13">recolhimento</text:span> (arrecadação) das medidas de defesa comercial, feito automaticamente no registro da DI.</text:p>
      <text:p text:style-name="P9"/>
      <text:p text:style-name="P11">Medidas <text:span text:style-name="T4">antidumping</text:span> poderão ser <text:span text:style-name="T13">suspensas por razão de interesse público</text:span> por 1+1 ano.</text:p>
      <text:p text:style-name="P11"/>
      <text:p text:style-name="P27">Dumping<text:span text:style-name="T12">: venda de um produto para exportação por um preço inferior ao seu </text:span><text:span text:style-name="T5">valor normal</text:span><text:span text:style-name="T12">.</text:span></text:p>
      <text:p text:style-name="P28">Dumping<text:span text:style-name="T12"> na legislação brasileira: introdução de um bem no mercado doméstico, </text:span><text:span text:style-name="T5">inclusive sob as modalidades </text:span>drawback<text:span text:style-name="T12">, a um preço de exportação inferior ao seu </text:span><text:span text:style-name="T5">valor normal</text:span><text:span text:style-name="T12">.</text:span></text:p>
      <text:p text:style-name="P28"><text:span text:style-name="T12"/></text:p>
      <text:p text:style-name="P32"><text:span text:style-name="T5">Valor normal</text:span><text:span text:style-name="T12">: valor praticado no mercaado </text:span><text:span text:style-name="T5">interno</text:span><text:span text:style-name="T12"> do </text:span><text:span text:style-name="T5">exportador</text:span><text:span text:style-name="T12">.</text:span></text:p>
      <text:p text:style-name="P28"><text:span text:style-name="T12"/></text:p>
      <text:p text:style-name="P29"><text:span text:style-name="T12">Quem pratica </text:span><text:span text:style-name="T15">dumping</text:span><text:span text:style-name="T12"> são as </text:span><text:span text:style-name="T5">empresas</text:span><text:span text:style-name="T12"> (e não o governo).</text:span></text:p>
      <text:p text:style-name="P30"><text:span text:style-name="T12"/></text:p>
      <text:p text:style-name="P31"><text:span text:style-name="T12">Na investigação do </text:span><text:span text:style-name="T15">dumping</text:span><text:span text:style-name="T12">, deve-se provar 3 elementos: </text:span><text:span text:style-name="T15">dumping</text:span><text:span text:style-name="T12"> + dano + nexo causal.</text:span></text:p>
      <text:p text:style-name="P31"><text:span text:style-name="T12"/></text:p>
      <text:p text:style-name="P33"><text:span text:style-name="T12">Se não for possível utilizar o valor normal, pode-se apurá-lo <text:s/>com base no </text:span><text:span text:style-name="T5">preço de exportação do produto similar para 3º país</text:span><text:span text:style-name="T12"> apropriado, </text:span><text:span text:style-name="T8">desde que esse preço seja representativo</text:span><text:span text:style-name="T12">.</text:span></text:p>
      <text:p text:style-name="P33"><text:span text:style-name="T12">Também é possível apurá-lo pelo </text:span><text:span text:style-name="T5">valor construído</text:span><text:span text:style-name="T12">: custo de produção no país de origem + despesas gerais + despesas administrativas + despesas de comercialização + despesas financeiras + lucro.</text:span></text:p>
      <text:p text:style-name="P33"><text:soft-page-break/><text:span text:style-name="T12">Se a importação for originária de país </text:span><text:span text:style-name="T5">não considerado economia de mercado</text:span><text:span text:style-name="T12">, valor normal poderá ser:</text:span></text:p>
      <text:list xml:id="list2474523487" text:style-name="L2">
        <text:list-item>
          <text:p text:style-name="P13">preço de venda do produto similar em um <text:span text:style-name="T13">país substituto</text:span>;</text:p>
        </text:list-item>
        <text:list-item>
          <text:p text:style-name="P13">valor construído do produto similar em um <text:span text:style-name="T13">país substituto</text:span>;</text:p>
        </text:list-item>
        <text:list-item>
          <text:p text:style-name="P13">preço de <text:span text:style-name="T13">exportação</text:span> do produto similar de um <text:span text:style-name="T13">país substituto</text:span> para outros países, <text:s/><text:span text:style-name="T13">exceto Brasil</text:span>;</text:p>
        </text:list-item>
        <text:list-item>
          <text:p text:style-name="P13">outro preço razoável, desde que não seja possível pelas hipóteses anteriores.</text:p>
        </text:list-item>
      </text:list>
      <text:p text:style-name="P12"/>
      <text:p text:style-name="P14">Quem concede <text:span text:style-name="T1">status</text:span> de <text:span text:style-name="T13">economia de mercado</text:span> é a <text:span text:style-name="T13">CAMEX</text:span>.</text:p>
      <text:p text:style-name="P14"/>
      <text:p text:style-name="P26">Preço de exportação<text:span text:style-name="T15">:</text:span></text:p>
      <text:list xml:id="list505621228" text:style-name="L3">
        <text:list-item>
          <text:p text:style-name="P15">se produtor e exportador forem a <text:span text:style-name="T13">mesma pessoa</text:span>: será o preço recebido ou a receber, líquido de tributos, descontos ou reduções efetivamente concedidos e diretamente relacionados com as vendas do produto objeto da investigação;</text:p>
        </text:list-item>
        <text:list-item>
          <text:p text:style-name="P15">se produtor e exportador forem <text:span text:style-name="T13">pessoas distintas e não associadas</text:span>: será <text:span text:style-name="T13">preferencialmente</text:span> o preço recebido <text:span text:style-name="T13">pelo produtor</text:span> líquido de tributos, descontos ou reduções efetivamente concedidos e diretamente relacionados com as vendas do produto objeto da investigação;</text:p>
        </text:list-item>
        <text:list-item>
          <text:p text:style-name="P16">se produtor e exportador são <text:span text:style-name="T13">associados</text:span>/<text:span text:style-name="T13">coligados</text:span>:</text:p>
          <text:list>
            <text:list-item>
              <text:p text:style-name="P16">se houver <text:span text:style-name="T13">comprador independente</text:span>: será construído a partir do preço da primeira revenda a comprador independente;</text:p>
            </text:list-item>
            <text:list-item>
              <text:p text:style-name="P17">se <text:span text:style-name="T13">não</text:span> houver <text:span text:style-name="T13">comprador independente</text:span> ou <text:span text:style-name="T13">revenda não tenha sido nas mesmas condições em que foi importado</text:span>: será obtido por uma “base razoável”.</text:p>
            </text:list-item>
          </text:list>
        </text:list-item>
      </text:list>
      <text:p text:style-name="P18"/>
      <text:p text:style-name="P18"><text:span text:style-name="T17">Como calcular a </text:span><text:span text:style-name="T14">margem de dumping</text:span><text:span text:style-name="T17"> pelo Acordo </text:span><text:span text:style-name="T3">Antidumping</text:span><text:span text:style-name="T17">:</text:span></text:p>
      <text:list xml:id="list281952164" text:style-name="L4">
        <text:list-item>
          <text:p text:style-name="P19">comparação entre valor normal médio ponderado e o preço médio ponderado de todas as exportações;</text:p>
        </text:list-item>
        <text:list-item>
          <text:p text:style-name="P19">comparação entre valor normal e os preços de exportação transação a transação; ou</text:p>
        </text:list-item>
        <text:list-item>
          <text:p text:style-name="P19">comparação entre valor normal médio ponderado e o preço de exportação de cada transação. <text:span text:style-name="T18">[só possível se preços de exportação diferirem significativamente]</text:span></text:p>
        </text:list-item>
      </text:list>
      <text:p text:style-name="P20"/>
      <text:p text:style-name="P21">Direitos <text:span text:style-name="T1">antidumping</text:span> podem ser impostos de diferentes formas:</text:p>
      <text:list xml:id="list2573149001" text:style-name="L5">
        <text:list-item>
          <text:p text:style-name="P22">se na forma de <text:span text:style-name="T13">alíquota específica</text:span>, deverá considerar a margem de <text:span text:style-name="T1">dumping </text:span><text:span text:style-name="T13">absoluta</text:span>;</text:p>
        </text:list-item>
        <text:list-item>
          <text:p text:style-name="P22">se na forma de <text:span text:style-name="T13">alíquota </text:span><text:span text:style-name="T4">ad valorem</text:span>, deverá considerar a margem de <text:span text:style-name="T1">dumping</text:span><text:span text:style-name="T13"> relativa</text:span>.</text:p>
        </text:list-item>
      </text:list>
      <text:p text:style-name="P21"/>
      <text:p text:style-name="P21">Se margem de <text:span text:style-name="T1">dumping</text:span> <text:span text:style-name="T13">relativa</text:span> for <text:span text:style-name="T13">inferior a 2%</text:span>, é <text:span text:style-name="T13">vedada</text:span> a aplicação de medidas <text:span text:style-name="T1">antidumpin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feff" officeooo:paragraph-rsid="0000fe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Práticas desleais de comércio e defesa comerci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9-25T12:58:00.163000000</dc:date>
    <meta:editing-duration>PT3H48M40S</meta:editing-duration>
    <meta:editing-cycles>22</meta:editing-cycles>
    <meta:document-statistic meta:table-count="0" meta:image-count="0" meta:object-count="0" meta:page-count="2" meta:paragraph-count="44" meta:word-count="656" meta:character-count="4286" meta:non-whitespace-character-count="3687"/>
  </office:meta>
</office:document-meta>
</file>